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56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73.19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130.99pt"/>
    </style:style>
    <style:style style:name="co7" style:family="table-column">
      <style:table-column-properties fo:break-before="auto" style:column-width="60.86pt"/>
    </style:style>
    <style:style style:name="co8" style:family="table-column">
      <style:table-column-properties fo:break-before="auto" style:column-width="58.34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01.79pt"/>
    </style:style>
    <style:style style:name="co11" style:family="table-column">
      <style:table-column-properties fo:break-before="auto" style:column-width="72.65pt"/>
    </style:style>
    <style:style style:name="co12" style:family="table-column">
      <style:table-column-properties fo:break-before="auto" style:column-width="108.65pt"/>
    </style:style>
    <style:style style:name="co13" style:family="table-column">
      <style:table-column-properties fo:break-before="auto" style:column-width="99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"/>
    <style:style style:name="ce54" style:family="table-cell" style:parent-style-name="Default" style:data-style-name="N2"/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48" office:value-type="string" calcext:value-type="string">
            <text:p>SINGLE SIDED</text:p>
          </table:table-cell>
          <table:table-cell table:style-name="ce49"/>
          <table:table-cell table:number-columns-repeated="3"/>
          <table:table-cell table:style-name="ce48"/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Belt 1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2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3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7]*25.4" office:value-type="float" office:value="2599.5376" calcext:value-type="float">
            <text:p>26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3]-[.B6]" office:value-type="float" office:value="0.462400000000343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7]*25.4" office:value-type="float" office:value="2401.316" calcext:value-type="float">
            <text:p>2401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3]-[.G6]" office:value-type="float" office:value="-1.3159999999998" calcext:value-type="float">
            <text:p>-1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10:.B17])" office:value-type="float" office:value="102.344" calcext:value-type="float">
            <text:p>102.3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10:.G17])" office:value-type="float" office:value="94.54" calcext:value-type="float">
            <text:p>94.5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4"/>
          <table:table-cell table:style-name="ce54"/>
          <table:table-cell table:number-columns-repeated="3"/>
        </table:table-row>
        <table:table-row table:style-name="ro1">
          <table:table-cell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6.449" calcext:value-type="float">
            <text:p>6.449</text:p>
          </table:table-cell>
          <table:table-cell table:formula="of:=ROUND([.B10]/(8/25.4)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ain pulley</text:p>
          </table:table-cell>
          <table:table-cell office:value-type="float" office:value="6.668" calcext:value-type="float">
            <text:p>6.668</text:p>
          </table:table-cell>
          <table:table-cell table:formula="of:=ROUND([.G10]/(8/25.4)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.157" calcext:value-type="float">
            <text:p>43.157</text:p>
          </table:table-cell>
          <table:table-cell table:number-columns-repeated="4"/>
          <table:table-cell office:value-type="float" office:value="39.836" calcext:value-type="float">
            <text:p>39.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5.893" calcext:value-type="float">
            <text:p>5.893</text:p>
          </table:table-cell>
          <table:table-cell table:formula="of:=ROUND([.B12]/(8/25.4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049" calcext:value-type="float">
            <text:p>6.049</text:p>
          </table:table-cell>
          <table:table-cell table:formula="of:=ROUND([.G12]/(8/25.4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.943" calcext:value-type="float">
            <text:p>27.943</text:p>
          </table:table-cell>
          <table:table-cell table:number-columns-repeated="4"/>
          <table:table-cell office:value-type="float" office:value="27.562" calcext:value-type="float">
            <text:p>27.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1.888" calcext:value-type="float">
            <text:p>1.888</text:p>
          </table:table-cell>
          <table:table-cell table:formula="of:=ROUND([.B14]/(8/25.4)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1.681" calcext:value-type="float">
            <text:p>1.681</text:p>
          </table:table-cell>
          <table:table-cell table:formula="of:=ROUND([.G14]/(8/25.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359" calcext:value-type="float">
            <text:p>6.359</text:p>
          </table:table-cell>
          <table:table-cell table:style-name="ce56"/>
          <table:table-cell table:number-columns-repeated="3"/>
          <table:table-cell office:value-type="float" office:value="4.575" calcext:value-type="float">
            <text:p>4.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ioner</text:p>
          </table:table-cell>
          <table:table-cell office:value-type="float" office:value="1.671" calcext:value-type="float">
            <text:p>1.671</text:p>
          </table:table-cell>
          <table:table-cell table:formula="of:=ROUND([.B16]/(8/25.4)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ensioner</text:p>
          </table:table-cell>
          <table:table-cell office:value-type="float" office:value="1.783" calcext:value-type="float">
            <text:p>1.783</text:p>
          </table:table-cell>
          <table:table-cell table:formula="of:=ROUND([.G16]/(8/25.4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984" calcext:value-type="float">
            <text:p>8.984</text:p>
          </table:table-cell>
          <table:table-cell table:number-columns-repeated="4"/>
          <table:table-cell office:value-type="float" office:value="6.386" calcext:value-type="float">
            <text:p>6.386</text:p>
          </table:table-cell>
          <table:table-cell table:style-name="ce56"/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ce56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Belt 3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4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22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22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26]*25.4" office:value-type="float" office:value="2799.5372" calcext:value-type="float">
            <text:p>28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22]-[.B25]" office:value-type="float" office:value="0.462799999999788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26]*25.4" office:value-type="float" office:value="2799.1816" calcext:value-type="float">
            <text:p>2799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22]-[.G25]" office:value-type="float" office:value="0.818400000000111" calcext:value-type="float">
            <text:p>1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29:.B38])" office:value-type="float" office:value="110.218" calcext:value-type="float">
            <text:p>110.22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29:.G40])" office:value-type="float" office:value="110.204" calcext:value-type="float">
            <text:p>110.20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4"/>
          <table:table-cell table:style-name="ce54"/>
          <table:table-cell table:number-columns-repeated="3"/>
        </table:table-row>
        <table:table-row table:style-name="ro1">
          <table:table-cell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2.503" calcext:value-type="float">
            <text:p>2.503</text:p>
          </table:table-cell>
          <table:table-cell table:formula="of:=ROUND([.B29]/(8/25.4)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ain pulley</text:p>
          </table:table-cell>
          <table:table-cell office:value-type="float" office:value="2.851" calcext:value-type="float">
            <text:p>2.851</text:p>
          </table:table-cell>
          <table:table-cell table:formula="of:=ROUND([.G29]/(8/25.4)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804" calcext:value-type="float">
            <text:p>6.804</text:p>
          </table:table-cell>
          <table:table-cell table:number-columns-repeated="4"/>
          <table:table-cell office:value-type="float" office:value="3.352" calcext:value-type="float">
            <text:p>3.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1.056" calcext:value-type="float">
            <text:p>1.056</text:p>
          </table:table-cell>
          <table:table-cell table:formula="of:=ROUND([.B31]/(8/25.4)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1.657" calcext:value-type="float">
            <text:p>1.657</text:p>
          </table:table-cell>
          <table:table-cell table:formula="of:=ROUND([.G31]/(8/25.4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.459" calcext:value-type="float">
            <text:p>35.459</text:p>
          </table:table-cell>
          <table:table-cell table:number-columns-repeated="4"/>
          <table:table-cell office:value-type="float" office:value="34.87" calcext:value-type="float">
            <text:p>34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102" calcext:value-type="float">
            <text:p>6.102</text:p>
          </table:table-cell>
          <table:table-cell table:formula="of:=ROUND([.B33]/(8/25.4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5.995" calcext:value-type="float">
            <text:p>5.995</text:p>
          </table:table-cell>
          <table:table-cell table:formula="of:=ROUND([.G33]/(8/25.4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811" calcext:value-type="float">
            <text:p>32.811</text:p>
          </table:table-cell>
          <table:table-cell table:style-name="ce56"/>
          <table:table-cell table:number-columns-repeated="3"/>
          <table:table-cell office:value-type="float" office:value="28.135" calcext:value-type="float">
            <text:p>28.135</text:p>
          </table:table-cell>
          <table:table-cell table:style-name="ce56"/>
          <table:table-cell table:number-columns-repeated="2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372" calcext:value-type="float">
            <text:p>0.372</text:p>
          </table:table-cell>
          <table:table-cell table:formula="of:=ROUND([.B35]/(8/25.4)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nsioner</text:p>
          </table:table-cell>
          <table:table-cell office:value-type="float" office:value="0.581" calcext:value-type="float">
            <text:p>0.581</text:p>
          </table:table-cell>
          <table:table-cell table:formula="of:=ROUND([.G35]/(8/25.4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535" calcext:value-type="float">
            <text:p>15.535</text:p>
          </table:table-cell>
          <table:table-cell table:number-columns-repeated="4"/>
          <table:table-cell office:value-type="float" office:value="20.157" calcext:value-type="float">
            <text:p>20.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6.224" calcext:value-type="float">
            <text:p>6.224</text:p>
          </table:table-cell>
          <table:table-cell table:formula="of:=ROUND([.B37]/(8/25.4)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5.802" calcext:value-type="float">
            <text:p>5.802</text:p>
          </table:table-cell>
          <table:table-cell table:formula="of:=ROUND([.G37]/(8/25.4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352" calcext:value-type="float">
            <text:p>3.352</text:p>
          </table:table-cell>
          <table:table-cell table:number-columns-repeated="4"/>
          <table:table-cell office:value-type="float" office:value="6.804" calcext:value-type="float">
            <text:p>6.804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 table:number-rows-repeated="2">
          <table:table-cell table:style-name="ce48"/>
          <table:table-cell table:style-name="ce49"/>
          <table:table-cell table:number-columns-repeated="8"/>
        </table:table-row>
        <table:table-row table:style-name="ro1">
          <table:table-cell table:style-name="ce48"/>
          <table:table-cell table:style-name="ce51"/>
          <table:table-cell table:number-columns-repeated="8"/>
        </table:table-row>
        <table:table-row table:style-name="ro1">
          <table:table-cell/>
          <table:table-cell table:style-name="ce52"/>
          <table:table-cell table:number-columns-repeated="8"/>
        </table:table-row>
        <table:table-row table:style-name="ro1">
          <table:table-cell table:style-name="ce49" table:number-columns-repeated="2"/>
          <table:table-cell table:number-columns-repeated="8"/>
        </table:table-row>
        <table:table-row table:style-name="ro1">
          <table:table-cell table:style-name="ce50"/>
          <table:table-cell table:style-name="ce53"/>
          <table:table-cell table:style-name="ce55"/>
          <table:table-cell table:style-name="ce57"/>
          <table:table-cell table:style-name="ce55"/>
          <table:table-cell table:number-columns-repeated="5"/>
        </table:table-row>
        <table:table-row table:style-name="ro1">
          <table:table-cell/>
          <table:table-cell table:style-name="ce54"/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7"/>
        </table:table-row>
        <table:table-row table:style-name="ro1">
          <table:table-cell table:number-columns-repeated="2"/>
          <table:table-cell table:style-name="ce56"/>
          <table:table-cell table:number-columns-repeated="7"/>
        </table:table-row>
      </table:table>
      <table:table table:name="Coordinates" table:style-name="ta1">
        <table:shapes>
          <draw:frame draw:z-index="0" draw:style-name="gr1" draw:text-style-name="P1" svg:width="389.59pt" svg:height="451.02pt" svg:x="393.34pt" svg:y="17.72pt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8"/>
        <table:table-column table:style-name="co1" table:number-columns-repeated="2" table:default-cell-style-name="ce12"/>
        <table:table-column table:style-name="co1" table:default-cell-style-name="ce61"/>
        <table:table-column table:style-name="co1" table:number-columns-repeated="2" table:default-cell-style-name="Default"/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Belt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string" calcext:value-type="string">
            <text:p>Both</text:p>
          </table:table-cell>
          <table:table-cell table:number-columns-repeated="2" table:style-name="ce60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58" office:value-type="string" calcext:value-type="string">
            <text:p>Single</text:p>
          </table:table-cell>
          <table:table-cell table:style-name="ce60" table:formula="of:=-20+7+7/8" office:value-type="float" office:value="-12.125" calcext:value-type="float">
            <text:p>-12.125</text:p>
          </table:table-cell>
          <table:table-cell table:style-name="ce60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58" office:value-type="string" calcext:value-type="string">
            <text:p>Double</text:p>
          </table:table-cell>
          <table:table-cell table:style-name="ce60" table:formula="of:=20-(6+3/8)" office:value-type="float" office:value="13.625" calcext:value-type="float">
            <text:p>13.625</text:p>
          </table:table-cell>
          <table:table-cell table:style-name="ce60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64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64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64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64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64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64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64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50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50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64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64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64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64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64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64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64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50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50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58"/>
        <table:table-column table:style-name="co3" table:default-cell-style-name="ce61"/>
        <table:table-column table:style-name="co4" table:number-columns-repeated="2" table:default-cell-style-name="ce6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67" office:value-type="string" calcext:value-type="string">
            <text:p>Belt Tension Calculation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Max and Min Force to deflect belt <text:s/>1/64” per 1”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Assumes Service Factor = 2.0</text:p>
          </table:table-cell>
          <table:table-cell table:style-name="ce49" table:number-columns-repeated="3"/>
          <table:table-cell table:number-columns-repeated="10"/>
        </table:table-row>
        <table:table-row table:style-name="ro3">
          <table:table-cell table:style-name="ce69" office:value-type="string" calcext:value-type="string">
            <text:p>Engine Speed</text:p>
          </table:table-cell>
          <table:table-cell table:style-name="ce69" office:value-type="string" calcext:value-type="string">
            <text:p>Engine Power</text:p>
          </table:table-cell>
          <table:table-cell table:style-name="ce69" office:value-type="string" calcext:value-type="string">
            <text:p>Max Force</text:p>
          </table:table-cell>
          <table:table-cell table:style-name="ce69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RPM</text:p>
          </table:table-cell>
          <table:table-cell table:style-name="ce49" office:value-type="string" calcext:value-type="string">
            <text:p>Hp</text:p>
          </table:table-cell>
          <table:table-cell table:number-columns-repeated="2" table:style-name="ce49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69" office:value-type="string" calcext:value-type="string">
            <text:p>Pulley</text:p>
          </table:table-cell>
          <table:table-cell table:style-name="ce69" office:value-type="string" calcext:value-type="string">
            <text:p>Diameter (in)</text:p>
          </table:table-cell>
          <table:table-cell table:style-name="ce4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float" office:value="4.4114" calcext:value-type="float">
            <text:p>4.4114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58" office:value-type="float" office:value="4.0102" calcext:value-type="float">
            <text:p>4.0102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50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0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70"/>
        <table:table-column table:style-name="co1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1" table:default-cell-style-name="ce72"/>
        <table:table-column table:style-name="co12" table:default-cell-style-name="ce73"/>
        <table:table-column table:style-name="co12" table:default-cell-style-name="Default"/>
        <table:table-column table:style-name="co13" table:default-cell-style-name="ce61"/>
        <table:table-column table:style-name="co1" table:number-columns-repeated="2" table:default-cell-style-name="Default"/>
        <table:table-row table:style-name="ro1">
          <table:table-cell table:style-name="ce50" office:value-type="string" calcext:value-type="string">
            <text:p>Engine Conditions</text:p>
          </table:table-cell>
          <table:table-cell table:style-name="Default" table:number-columns-repeated="6"/>
          <table:table-cell table:style-name="ce49" office:value-type="string" calcext:value-type="string">
            <text:p>Slack Side Tension (N)</text:p>
          </table:table-cell>
          <table:table-cell/>
          <table:table-cell table:style-name="ce50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50" office:value-type="string" calcext:value-type="string">
            <text:p>rpm</text:p>
          </table:table-cell>
          <table:table-cell table:style-name="ce54" table:formula="of:=[.B2]*2*PI()/60" office:value-type="float" office:value="376.991118430775" calcext:value-type="float">
            <text:p>376.99</text:p>
          </table:table-cell>
          <table:table-cell table:style-name="ce50" office:value-type="string" calcext:value-type="string">
            <text:p>rad/s</text:p>
          </table:table-cell>
          <table:table-cell table:style-name="Default"/>
          <table:table-cell table:style-name="ce71" office:value-type="string" calcext:value-type="string">
            <text:p>Min</text:p>
          </table:table-cell>
          <table:table-cell table:style-name="ce61" table:formula="of:=0.1*MAX([.I8:.I13])" office:value-type="float" office:value="26.4784774428507" calcext:value-type="float">
            <text:p>26.48</text:p>
          </table:table-cell>
          <table:table-cell/>
          <table:table-cell table:style-name="ce71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50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71" office:value-type="string" calcext:value-type="string">
            <text:p>Max</text:p>
          </table:table-cell>
          <table:table-cell table:style-name="ce61" table:formula="of:=0.3*MAX([.I8:.I13])" office:value-type="float" office:value="79.435432328552" calcext:value-type="float">
            <text:p>79.44</text:p>
          </table:table-cell>
          <table:table-cell/>
          <table:table-cell table:style-name="ce71" office:value-type="string" calcext:value-type="string">
            <text:p>Force</text:p>
          </table:table-cell>
          <table:table-cell table:style-name="ce54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0"/>
          <table:table-cell table:style-name="Default" table:number-columns-repeated="5"/>
          <table:table-cell table:style-name="ce71" office:value-type="string" calcext:value-type="string">
            <text:p>Average</text:p>
          </table:table-cell>
          <table:table-cell table:style-name="ce61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>
            <text:p>Name</text:p>
          </table:table-cell>
          <table:table-cell table:style-name="ce49" office:value-type="string" calcext:value-type="string">
            <text:p>Diameter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 (in)</text:p>
          </table:table-cell>
          <table:table-cell table:style-name="ce49" office:value-type="string" calcext:value-type="string">
            <text:p>Power (kW)</text:p>
          </table:table-cell>
          <table:table-cell table:style-name="ce49" office:value-type="string" calcext:value-type="string">
            <text:p>Pulley RPM</text:p>
          </table:table-cell>
          <table:table-cell table:style-name="ce49" office:value-type="string" calcext:value-type="string">
            <text:p>Torque (N-m)</text:p>
          </table:table-cell>
          <table:table-cell table:style-name="ce49" office:value-type="string" calcext:value-type="string">
            <text:p>Effective Tension (N)</text:p>
          </table:table-cell>
          <table:table-cell table:style-name="ce49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61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61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61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61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61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61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61"/>
          <table:table-cell table:style-name="ce6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 style:data-style-name="N2" text:time-value="14:11:36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9-03-23T14:14:16.377000000</dc:date>
    <meta:editing-duration>P27DT10H17M1S</meta:editing-duration>
    <meta:editing-cycles>170</meta:editing-cycles>
    <meta:generator>LibreOffice/6.0.7.3$Windows_X86_64 LibreOffice_project/dc89aa7a9eabfd848af146d5086077aeed2ae4a5</meta:generator>
    <meta:document-statistic meta:table-count="4" meta:cell-count="4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